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</text:p>
      <text:p text:style-name="Standard"/>
      <text:list xml:id="list3632095189569156592" text:style-name="L1">
        <text:list-item>
          <text:p text:style-name="P1">An introduction to the research space:</text:p>
          <text:list>
            <text:list-item>
              <text:p text:style-name="P1">Aims and objectives for an independent research project</text:p>
            </text:list-item>
            <text:list-item>
              <text:p text:style-name="P1">Acquire a dataset <text:span text:style-name="T2">for the project</text:span></text:p>
            </text:list-item>
            <text:list-item>
              <text:p text:style-name="P1"><text:span text:style-name="T2">Exploratory data analysis in Jupyter Notebook</text:span></text:p>
            </text:list-item>
            <text:list-item>
              <text:p text:style-name="P2">Communicate ideas and concepts clearly</text:p>
            </text:list-item>
            <text:list-item>
              <text:p text:style-name="P2">Clear summary</text:p>
            </text:list-item>
          </text:list>
        </text:list-item>
        <text:list-item>
          <text:p text:style-name="P2">Data relevance<text:span text:style-name="T1">:</text:span></text:p>
          <text:list>
            <text:list-item>
              <text:p text:style-name="P2">Origin of data – data source and acquisition techniques</text:p>
            </text:list-item>
            <text:list-item>
              <text:p text:style-name="P2">Explanation – why this data source is appropriate for the research question posed</text:p>
            </text:list-item>
            <text:list-item>
              <text:p text:style-name="P2">Clearly identifiable case for working with this specific type of data (column headings relate to research question)</text:p>
            </text:list-item>
            <text:list-item>
              <text:p text:style-name="P2">Format of data is suitable for the analysis (CSV → to dataframe)</text:p>
            </text:list-item>
            <text:list-item>
              <text:p text:style-name="P2">Consideration of at least two other datasets and their potential strengths\weaknesses</text:p>
            </text:list-item>
          </text:list>
        </text:list-item>
        <text:list-item>
          <text:p text:style-name="P2">Project background clearly defined</text:p>
          <text:list>
            <text:list-item>
              <text:p text:style-name="P2">Why this field of interest / relevant</text:p>
            </text:list-item>
            <text:list-item>
              <text:p text:style-name="P2">Topic has not been previously explored and research questions not answered</text:p>
            </text:list-item>
            <text:list-item>
              <text:p text:style-name="P2">Scope of work - “I will analyze X and Y, but not Z”</text:p>
            </text:list-item>
            <text:list-item>
              <text:p text:style-name="P2">Steps and stages in your analytical data processing pipeline</text:p>
            </text:list-item>
            <text:list-item>
              <text:p text:style-name="P2">How you will evaluate your aims and objectives based on your chosen approach</text:p>
            </text:list-item>
          </text:list>
        </text:list-item>
        <text:list-item>
          <text:p text:style-name="P2">Dataset has been explored technically</text:p>
          <text:list>
            <text:list-item>
              <text:p text:style-name="P2">Remove illegal values</text:p>
            </text:list-item>
            <text:list-item>
              <text:p text:style-name="P2">Data is in correct format with distinction as to why this format is correct and appropriate</text:p>
            </text:list-item>
            <text:list-item>
              <text:p text:style-name="P2">Check for out of bound values for numeric and categorical values</text:p>
            </text:list-item>
            <text:list-item>
              <text:p text:style-name="P2">Depth of exploration drwas out some interesting/valuable insights</text:p>
            </text:list-item>
            <text:list-item>
              <text:p text:style-name="P2">Data is in appropriate format to carry out the further analysis – e.g. for a machine learning pipeline or for generating plots, diagrams and charts.</text:p>
            </text:list-item>
          </text:list>
        </text:list-item>
        <text:list-item>
          <text:p text:style-name="P2">Ethics of use of data</text:p>
          <text:list>
            <text:list-item>
              <text:p text:style-name="P2">Description of where the data has come from – open / proprietary, licensing and wider consideration</text:p>
            </text:list-item>
            <text:list-item>
              <text:p text:style-name="P2">Consideration of usage / reusage of data – does the analysis have the potential to create new forms of intellectual property? How is attribution given?</text:p>
            </text:list-item>
            <text:list-item>
              <text:p text:style-name="P2">Consideration around implications of utilising the data for purpose? Can it discriminate? Could research summary produce dangerous or harmfull assumptions?</text:p>
            </text:list-item>
            <text:list-item>
              <text:p text:style-name="P2">Consideration of the data processing pipeline: Is data readily accessible in notebook? Anonymised? Can we know what has been done with the data and that there is no potential for personally identifiable distinctions to be made?</text:p>
            </text:list-item>
            <text:list-item>
              <text:p text:style-name="P2">Consider potential biases of the dataset (demographic, cultural, sex or other)</text:p>
            </text:list-item>
          </text:list>
        </text:list-item>
        <text:list-item>
          <text:p text:style-name="P2">Clear rhetoric for data modification:</text:p>
          <text:list>
            <text:list-item>
              <text:p text:style-name="P2">Data is modified (converting between formats, replacing/removing data)</text:p>
            </text:list-item>
            <text:list-item>
              <text:p text:style-name="P2">Justification for the modifications with summaries, how and why the data has been adapted for purporse</text:p>
            </text:list-item>
            <text:list-item>
              <text:p text:style-name="P2">Modification ad d value/utility un some capacity (descriptive power, prefomance improvement for analysis)</text:p>
            </text:list-item>
            <text:list-item>
              <text:p text:style-name="P2">Data changed in systemaric way that shows understanding and justification</text:p>
            </text:list-item>
            <text:list-item>
              <text:p text:style-name="P2">Changes to data utilise adv techiques – comparing static dataset against some web scraped data to compare accuracy</text:p>
            </text:list-item>
          </text:list>
        </text:list-item>
        <text:list-item>
          <text:p text:style-name="P2"><text:soft-page-break/>Code is clean</text:p>
          <text:list>
            <text:list-item>
              <text:p text:style-name="P2">Using functions when there is repetition and Lambda functions when not</text:p>
            </text:list-item>
            <text:list-item>
              <text:p text:style-name="P2">Commenting and separating the code and narative</text:p>
            </text:list-item>
            <text:list-item>
              <text:p text:style-name="P2">Latex, images, tables and such is used to improve the clarity of the expression</text:p>
            </text:list-item>
            <text:list-item>
              <text:p text:style-name="P2">Code is neat and easy to read</text:p>
            </text:list-item>
            <text:list-item>
              <text:p text:style-name="P2">There is a good mix of code and descriptions</text:p>
            </text:list-item>
          </text:list>
        </text:list-item>
        <text:list-item>
          <text:p text:style-name="P2">Code is functional</text:p>
          <text:list>
            <text:list-item>
              <text:p text:style-name="P2">Be reproducible, make data sources and libraries accessible and explicit</text:p>
            </text:list-item>
            <text:list-item>
              <text:p text:style-name="P2">Use propper conventions (relative path vs absolute)</text:p>
            </text:list-item>
            <text:list-item>
              <text:p text:style-name="P2">Explain where libraries are used to solve problem in efficient manner</text:p>
            </text:list-item>
            <text:list-item>
              <text:p text:style-name="P2">Perfomance issues addressed – fast scraping?</text:p>
            </text:list-item>
            <text:list-item>
              <text:p text:style-name="P2">Handle errors</text:p>
            </text:list-item>
          </text:list>
        </text:list-item>
        <text:list-item>
          <text:p text:style-name="P2">Dataset has been analysed</text:p>
          <text:list>
            <text:list-item>
              <text:p text:style-name="P2">Exploratiry findings from the dataset – statistics analysis \ word cloud</text:p>
            </text:list-item>
            <text:list-item>
              <text:p text:style-name="P2">Key problem areas of the dataset</text:p>
            </text:list-item>
            <text:list-item>
              <text:p text:style-name="P2">Rich disscussion about the exploration of the data</text:p>
            </text:list-item>
            <text:list-item>
              <text:p text:style-name="P2">Evaluation and conclusion based on the findings</text:p>
            </text:list-item>
            <text:list-item>
              <text:p text:style-name="P2">Critical evaluation of the flaws of the techniques and data</text:p>
            </text:list-item>
          </text:list>
        </text:list-item>
        <text:list-item>
          <text:p text:style-name="P2">Readability of the code</text:p>
          <text:list>
            <text:list-item>
              <text:p text:style-name="P2">Structured notebook with headings</text:p>
            </text:list-item>
            <text:list-item>
              <text:p text:style-name="P2">Separate ideas, processes and explorations</text:p>
            </text:list-item>
            <text:list-item>
              <text:p text:style-name="P2">not to much commenting</text:p>
            </text:list-item>
            <text:list-item>
              <text:p text:style-name="P2">Justify each step – why we create variables, dataframes, etc</text:p>
            </text:list-item>
            <text:list-item>
              <text:p text:style-name="P2">Increase readability using formating</text:p>
            </text:list-item>
          </text:list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7T11:48:38.51</meta:creation-date>
    <meta:document-statistic meta:table-count="0" meta:image-count="0" meta:object-count="0" meta:page-count="2" meta:paragraph-count="62" meta:word-count="633" meta:character-count="3969"/>
    <dc:date>2022-05-28T01:10:11.58</dc:date>
    <meta:editing-duration>PT10H33M21S</meta:editing-duration>
    <meta:editing-cycles>1</meta:editing-cycles>
    <meta:generator>OpenOffice/4.1.12$Win32 OpenOffice.org_project/4112m1$Build-9809</meta:generator>
  </office:meta>
</office:document-meta>
</file>